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scale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Memory usage per node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G11]*2" office:value-type="float" office:value="64" calcext:value-type="float">
            <text:p>64</text:p>
          </table:table-cell>
          <table:table-cell table:formula="of:=[.H11]*2" office:value-type="float" office:value="128" calcext:value-type="float">
            <text:p>128</text:p>
          </table:table-cell>
          <table:table-cell table:formula="of:=[.I11]*2" office:value-type="float" office:value="256" calcext:value-type="float">
            <text:p>256</text:p>
          </table:table-cell>
          <table:table-cell table:formula="of:=[.J11]*2" office:value-type="float" office:value="512" calcext:value-type="float">
            <text:p>512</text:p>
          </table:table-cell>
          <table:table-cell table:formula="of:=[.K11]*2" office:value-type="float" office:value="1024" calcext:value-type="float">
            <text:p>1024</text:p>
          </table:table-cell>
          <table:table-cell table:formula="of:=[.L11]*2" office:value-type="float" office:value="2048" calcext:value-type="float">
            <text:p>2048</text:p>
          </table:table-cell>
          <table:table-cell table:formula="of:=[.M11]*2" office:value-type="float" office:value="4096" calcext:value-type="float">
            <text:p>4096</text:p>
          </table:table-cell>
          <table:table-cell table:formula="of:=[.N11]*2" office:value-type="float" office:value="8192" calcext:value-type="float">
            <text:p>8192</text:p>
          </table:table-cell>
          <table:table-cell table:formula="of:=[.O11]*2" office:value-type="float" office:value="16384" calcext:value-type="float">
            <text:p>16384</text:p>
          </table:table-cell>
          <table:table-cell table:formula="of:=[.P11]*2" office:value-type="float" office:value="32768" calcext:value-type="float">
            <text:p>32768</text:p>
          </table:table-cell>
          <table:table-cell table:formula="of:=[.Q11]*2" office:value-type="float" office:value="65536" calcext:value-type="float">
            <text:p>65536</text:p>
          </table:table-cell>
          <table:table-cell table:formula="of:=[.R11]*2" office:value-type="float" office:value="131072" calcext:value-type="float">
            <text:p>1310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[.$A12]*(16*2+1)*8/[.A$11]/10^9" office:value-type="float" office:value="0.000135168" calcext:value-type="float">
            <text:p>0.000135168</text:p>
          </table:table-cell>
          <table:table-cell table:formula="of:=2^[.$A12]*(16*2+1)*8/[.C$11]/10^9" office:value-type="float" office:value="0.000067584" calcext:value-type="float">
            <text:p>0.000067584</text:p>
          </table:table-cell>
          <table:table-cell table:formula="of:=2^[.$A12]*(16*2+1)*8/[.D$11]/10^9" office:value-type="float" office:value="0.000033792" calcext:value-type="float">
            <text:p>0.000033792</text:p>
          </table:table-cell>
          <table:table-cell table:formula="of:=2^[.$A12]*(16*2+1)*8/[.E$11]/10^9" office:value-type="float" office:value="0.000016896" calcext:value-type="float">
            <text:p>0.000016896</text:p>
          </table:table-cell>
          <table:table-cell table:formula="of:=2^[.$A12]*(16*2+1)*8/[.F$11]/10^9" office:value-type="float" office:value="0.000008448" calcext:value-type="float">
            <text:p>0.000008448</text:p>
          </table:table-cell>
          <table:table-cell table:formula="of:=2^[.$A12]*(16*2+1)*8/[.G$11]/10^9" office:value-type="float" office:value="0.000004224" calcext:value-type="float">
            <text:p>0.000004224</text:p>
          </table:table-cell>
          <table:table-cell table:formula="of:=2^[.$A12]*(16*2+1)*8/[.H$11]/10^9" office:value-type="float" office:value="0.000002112" calcext:value-type="float">
            <text:p>0.000002112</text:p>
          </table:table-cell>
          <table:table-cell table:formula="of:=2^[.$A12]*(16*2+1)*8/[.I$11]/10^9" office:value-type="float" office:value="0.000001056" calcext:value-type="float">
            <text:p>0.000001056</text:p>
          </table:table-cell>
          <table:table-cell table:formula="of:=2^[.$A12]*(16*2+1)*8/[.J$11]/10^9" office:value-type="float" office:value="0.000000528" calcext:value-type="float">
            <text:p>0.000000528</text:p>
          </table:table-cell>
          <table:table-cell table:formula="of:=2^[.$A12]*(16*2+1)*8/[.K$11]/10^9" office:value-type="float" office:value="0.000000264" calcext:value-type="float">
            <text:p>0.000000264</text:p>
          </table:table-cell>
          <table:table-cell table:formula="of:=2^[.$A12]*(16*2+1)*8/[.L$11]/10^9" office:value-type="float" office:value="0.000000132" calcext:value-type="float">
            <text:p>0.000000132</text:p>
          </table:table-cell>
          <table:table-cell table:formula="of:=2^[.$A12]*(16*2+1)*8/[.M$11]/10^9" office:value-type="float" office:value="0.000000066" calcext:value-type="float">
            <text:p>0.000000066</text:p>
          </table:table-cell>
          <table:table-cell table:formula="of:=2^[.$A12]*(16*2+1)*8/[.N$11]/10^9" office:value-type="float" office:value="0.000000033" calcext:value-type="float">
            <text:p>0.000000033</text:p>
          </table:table-cell>
          <table:table-cell table:formula="of:=2^[.$A12]*(16*2+1)*8/[.O$11]/10^9" office:value-type="float" office:value="0.0000000165" calcext:value-type="float">
            <text:p>1.65E-008</text:p>
          </table:table-cell>
          <table:table-cell table:formula="of:=2^[.$A12]*(16*2+1)*8/[.P$11]/10^9" office:value-type="float" office:value="0.00000000825" calcext:value-type="float">
            <text:p>8.25E-009</text:p>
          </table:table-cell>
          <table:table-cell table:formula="of:=2^[.$A12]*(16*2+1)*8/[.Q$11]/10^9" office:value-type="float" office:value="0.000000004125" calcext:value-type="float">
            <text:p>4.125E-009</text:p>
          </table:table-cell>
          <table:table-cell table:formula="of:=2^[.$A12]*(16*2+1)*8/[.R$11]/10^9" office:value-type="float" office:value="0.0000000020625" calcext:value-type="float">
            <text:p>2.0625E-009</text:p>
          </table:table-cell>
          <table:table-cell table:formula="of:=2^[.$A12]*(16*2+1)*8/[.S$11]/10^9" office:value-type="float" office:value="0.00000000103125" calcext:value-type="float">
            <text:p>0.000000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[.$A13]*(16*2+1)*8/[.A$11]/10^9" office:value-type="float" office:value="0.001081344" calcext:value-type="float">
            <text:p>0.001081344</text:p>
          </table:table-cell>
          <table:table-cell table:formula="of:=2^[.$A13]*(16*2+1)*8/[.C$11]/10^9" office:value-type="float" office:value="0.000540672" calcext:value-type="float">
            <text:p>0.000540672</text:p>
          </table:table-cell>
          <table:table-cell table:formula="of:=2^[.$A13]*(16*2+1)*8/[.D$11]/10^9" office:value-type="float" office:value="0.000270336" calcext:value-type="float">
            <text:p>0.000270336</text:p>
          </table:table-cell>
          <table:table-cell table:formula="of:=2^[.$A13]*(16*2+1)*8/[.E$11]/10^9" office:value-type="float" office:value="0.000135168" calcext:value-type="float">
            <text:p>0.000135168</text:p>
          </table:table-cell>
          <table:table-cell table:formula="of:=2^[.$A13]*(16*2+1)*8/[.F$11]/10^9" office:value-type="float" office:value="0.000067584" calcext:value-type="float">
            <text:p>0.000067584</text:p>
          </table:table-cell>
          <table:table-cell table:formula="of:=2^[.$A13]*(16*2+1)*8/[.G$11]/10^9" office:value-type="float" office:value="0.000033792" calcext:value-type="float">
            <text:p>0.000033792</text:p>
          </table:table-cell>
          <table:table-cell table:formula="of:=2^[.$A13]*(16*2+1)*8/[.H$11]/10^9" office:value-type="float" office:value="0.000016896" calcext:value-type="float">
            <text:p>0.000016896</text:p>
          </table:table-cell>
          <table:table-cell table:formula="of:=2^[.$A13]*(16*2+1)*8/[.I$11]/10^9" office:value-type="float" office:value="0.000008448" calcext:value-type="float">
            <text:p>0.000008448</text:p>
          </table:table-cell>
          <table:table-cell table:formula="of:=2^[.$A13]*(16*2+1)*8/[.J$11]/10^9" office:value-type="float" office:value="0.000004224" calcext:value-type="float">
            <text:p>0.000004224</text:p>
          </table:table-cell>
          <table:table-cell table:formula="of:=2^[.$A13]*(16*2+1)*8/[.K$11]/10^9" office:value-type="float" office:value="0.000002112" calcext:value-type="float">
            <text:p>0.000002112</text:p>
          </table:table-cell>
          <table:table-cell table:formula="of:=2^[.$A13]*(16*2+1)*8/[.L$11]/10^9" office:value-type="float" office:value="0.000001056" calcext:value-type="float">
            <text:p>0.000001056</text:p>
          </table:table-cell>
          <table:table-cell table:formula="of:=2^[.$A13]*(16*2+1)*8/[.M$11]/10^9" office:value-type="float" office:value="0.000000528" calcext:value-type="float">
            <text:p>0.000000528</text:p>
          </table:table-cell>
          <table:table-cell table:formula="of:=2^[.$A13]*(16*2+1)*8/[.N$11]/10^9" office:value-type="float" office:value="0.000000264" calcext:value-type="float">
            <text:p>0.000000264</text:p>
          </table:table-cell>
          <table:table-cell table:formula="of:=2^[.$A13]*(16*2+1)*8/[.O$11]/10^9" office:value-type="float" office:value="0.000000132" calcext:value-type="float">
            <text:p>0.000000132</text:p>
          </table:table-cell>
          <table:table-cell table:formula="of:=2^[.$A13]*(16*2+1)*8/[.P$11]/10^9" office:value-type="float" office:value="0.000000066" calcext:value-type="float">
            <text:p>0.000000066</text:p>
          </table:table-cell>
          <table:table-cell table:formula="of:=2^[.$A13]*(16*2+1)*8/[.Q$11]/10^9" office:value-type="float" office:value="0.000000033" calcext:value-type="float">
            <text:p>0.000000033</text:p>
          </table:table-cell>
          <table:table-cell table:formula="of:=2^[.$A13]*(16*2+1)*8/[.R$11]/10^9" office:value-type="float" office:value="0.0000000165" calcext:value-type="float">
            <text:p>1.65E-008</text:p>
          </table:table-cell>
          <table:table-cell table:formula="of:=2^[.$A13]*(16*2+1)*8/[.S$11]/10^9" office:value-type="float" office:value="0.00000000825" calcext:value-type="float">
            <text:p>8.25E-0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[.$A14]*(16*2+1)*8/[.A$11]/10^9" office:value-type="float" office:value="0.008650752" calcext:value-type="float">
            <text:p>0.008650752</text:p>
          </table:table-cell>
          <table:table-cell table:formula="of:=2^[.$A14]*(16*2+1)*8/[.C$11]/10^9" office:value-type="float" office:value="0.004325376" calcext:value-type="float">
            <text:p>0.004325376</text:p>
          </table:table-cell>
          <table:table-cell table:formula="of:=2^[.$A14]*(16*2+1)*8/[.D$11]/10^9" office:value-type="float" office:value="0.002162688" calcext:value-type="float">
            <text:p>0.002162688</text:p>
          </table:table-cell>
          <table:table-cell table:formula="of:=2^[.$A14]*(16*2+1)*8/[.E$11]/10^9" office:value-type="float" office:value="0.001081344" calcext:value-type="float">
            <text:p>0.001081344</text:p>
          </table:table-cell>
          <table:table-cell table:formula="of:=2^[.$A14]*(16*2+1)*8/[.F$11]/10^9" office:value-type="float" office:value="0.000540672" calcext:value-type="float">
            <text:p>0.000540672</text:p>
          </table:table-cell>
          <table:table-cell table:formula="of:=2^[.$A14]*(16*2+1)*8/[.G$11]/10^9" office:value-type="float" office:value="0.000270336" calcext:value-type="float">
            <text:p>0.000270336</text:p>
          </table:table-cell>
          <table:table-cell table:formula="of:=2^[.$A14]*(16*2+1)*8/[.H$11]/10^9" office:value-type="float" office:value="0.000135168" calcext:value-type="float">
            <text:p>0.000135168</text:p>
          </table:table-cell>
          <table:table-cell table:formula="of:=2^[.$A14]*(16*2+1)*8/[.I$11]/10^9" office:value-type="float" office:value="0.000067584" calcext:value-type="float">
            <text:p>0.000067584</text:p>
          </table:table-cell>
          <table:table-cell table:formula="of:=2^[.$A14]*(16*2+1)*8/[.J$11]/10^9" office:value-type="float" office:value="0.000033792" calcext:value-type="float">
            <text:p>0.000033792</text:p>
          </table:table-cell>
          <table:table-cell table:formula="of:=2^[.$A14]*(16*2+1)*8/[.K$11]/10^9" office:value-type="float" office:value="0.000016896" calcext:value-type="float">
            <text:p>0.000016896</text:p>
          </table:table-cell>
          <table:table-cell table:formula="of:=2^[.$A14]*(16*2+1)*8/[.L$11]/10^9" office:value-type="float" office:value="0.000008448" calcext:value-type="float">
            <text:p>0.000008448</text:p>
          </table:table-cell>
          <table:table-cell table:formula="of:=2^[.$A14]*(16*2+1)*8/[.M$11]/10^9" office:value-type="float" office:value="0.000004224" calcext:value-type="float">
            <text:p>0.000004224</text:p>
          </table:table-cell>
          <table:table-cell table:formula="of:=2^[.$A14]*(16*2+1)*8/[.N$11]/10^9" office:value-type="float" office:value="0.000002112" calcext:value-type="float">
            <text:p>0.000002112</text:p>
          </table:table-cell>
          <table:table-cell table:formula="of:=2^[.$A14]*(16*2+1)*8/[.O$11]/10^9" office:value-type="float" office:value="0.000001056" calcext:value-type="float">
            <text:p>0.000001056</text:p>
          </table:table-cell>
          <table:table-cell table:formula="of:=2^[.$A14]*(16*2+1)*8/[.P$11]/10^9" office:value-type="float" office:value="0.000000528" calcext:value-type="float">
            <text:p>0.000000528</text:p>
          </table:table-cell>
          <table:table-cell table:formula="of:=2^[.$A14]*(16*2+1)*8/[.Q$11]/10^9" office:value-type="float" office:value="0.000000264" calcext:value-type="float">
            <text:p>0.000000264</text:p>
          </table:table-cell>
          <table:table-cell table:formula="of:=2^[.$A14]*(16*2+1)*8/[.R$11]/10^9" office:value-type="float" office:value="0.000000132" calcext:value-type="float">
            <text:p>0.000000132</text:p>
          </table:table-cell>
          <table:table-cell table:formula="of:=2^[.$A14]*(16*2+1)*8/[.S$11]/10^9" office:value-type="float" office:value="0.000000066" calcext:value-type="float">
            <text:p>0.0000000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^[.$A15]*(16*2+1)*8/[.A$11]/10^9" office:value-type="float" office:value="0.069206016" calcext:value-type="float">
            <text:p>0.069206016</text:p>
          </table:table-cell>
          <table:table-cell table:formula="of:=2^[.$A15]*(16*2+1)*8/[.C$11]/10^9" office:value-type="float" office:value="0.034603008" calcext:value-type="float">
            <text:p>0.034603008</text:p>
          </table:table-cell>
          <table:table-cell table:formula="of:=2^[.$A15]*(16*2+1)*8/[.D$11]/10^9" office:value-type="float" office:value="0.017301504" calcext:value-type="float">
            <text:p>0.017301504</text:p>
          </table:table-cell>
          <table:table-cell table:formula="of:=2^[.$A15]*(16*2+1)*8/[.E$11]/10^9" office:value-type="float" office:value="0.008650752" calcext:value-type="float">
            <text:p>0.008650752</text:p>
          </table:table-cell>
          <table:table-cell table:formula="of:=2^[.$A15]*(16*2+1)*8/[.F$11]/10^9" office:value-type="float" office:value="0.004325376" calcext:value-type="float">
            <text:p>0.004325376</text:p>
          </table:table-cell>
          <table:table-cell table:formula="of:=2^[.$A15]*(16*2+1)*8/[.G$11]/10^9" office:value-type="float" office:value="0.002162688" calcext:value-type="float">
            <text:p>0.002162688</text:p>
          </table:table-cell>
          <table:table-cell table:formula="of:=2^[.$A15]*(16*2+1)*8/[.H$11]/10^9" office:value-type="float" office:value="0.001081344" calcext:value-type="float">
            <text:p>0.001081344</text:p>
          </table:table-cell>
          <table:table-cell table:formula="of:=2^[.$A15]*(16*2+1)*8/[.I$11]/10^9" office:value-type="float" office:value="0.000540672" calcext:value-type="float">
            <text:p>0.000540672</text:p>
          </table:table-cell>
          <table:table-cell table:formula="of:=2^[.$A15]*(16*2+1)*8/[.J$11]/10^9" office:value-type="float" office:value="0.000270336" calcext:value-type="float">
            <text:p>0.000270336</text:p>
          </table:table-cell>
          <table:table-cell table:formula="of:=2^[.$A15]*(16*2+1)*8/[.K$11]/10^9" office:value-type="float" office:value="0.000135168" calcext:value-type="float">
            <text:p>0.000135168</text:p>
          </table:table-cell>
          <table:table-cell table:formula="of:=2^[.$A15]*(16*2+1)*8/[.L$11]/10^9" office:value-type="float" office:value="0.000067584" calcext:value-type="float">
            <text:p>0.000067584</text:p>
          </table:table-cell>
          <table:table-cell table:formula="of:=2^[.$A15]*(16*2+1)*8/[.M$11]/10^9" office:value-type="float" office:value="0.000033792" calcext:value-type="float">
            <text:p>0.000033792</text:p>
          </table:table-cell>
          <table:table-cell table:formula="of:=2^[.$A15]*(16*2+1)*8/[.N$11]/10^9" office:value-type="float" office:value="0.000016896" calcext:value-type="float">
            <text:p>0.000016896</text:p>
          </table:table-cell>
          <table:table-cell table:formula="of:=2^[.$A15]*(16*2+1)*8/[.O$11]/10^9" office:value-type="float" office:value="0.000008448" calcext:value-type="float">
            <text:p>0.000008448</text:p>
          </table:table-cell>
          <table:table-cell table:formula="of:=2^[.$A15]*(16*2+1)*8/[.P$11]/10^9" office:value-type="float" office:value="0.000004224" calcext:value-type="float">
            <text:p>0.000004224</text:p>
          </table:table-cell>
          <table:table-cell table:formula="of:=2^[.$A15]*(16*2+1)*8/[.Q$11]/10^9" office:value-type="float" office:value="0.000002112" calcext:value-type="float">
            <text:p>0.000002112</text:p>
          </table:table-cell>
          <table:table-cell table:formula="of:=2^[.$A15]*(16*2+1)*8/[.R$11]/10^9" office:value-type="float" office:value="0.000001056" calcext:value-type="float">
            <text:p>0.000001056</text:p>
          </table:table-cell>
          <table:table-cell table:formula="of:=2^[.$A15]*(16*2+1)*8/[.S$11]/10^9" office:value-type="float" office:value="0.000000528" calcext:value-type="float">
            <text:p>0.0000005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^[.$A16]*(16*2+1)*8/[.A$11]/10^9" office:value-type="float" office:value="0.553648128" calcext:value-type="float">
            <text:p>0.553648128</text:p>
          </table:table-cell>
          <table:table-cell table:formula="of:=2^[.$A16]*(16*2+1)*8/[.C$11]/10^9" office:value-type="float" office:value="0.276824064" calcext:value-type="float">
            <text:p>0.276824064</text:p>
          </table:table-cell>
          <table:table-cell table:formula="of:=2^[.$A16]*(16*2+1)*8/[.D$11]/10^9" office:value-type="float" office:value="0.138412032" calcext:value-type="float">
            <text:p>0.138412032</text:p>
          </table:table-cell>
          <table:table-cell table:formula="of:=2^[.$A16]*(16*2+1)*8/[.E$11]/10^9" office:value-type="float" office:value="0.069206016" calcext:value-type="float">
            <text:p>0.069206016</text:p>
          </table:table-cell>
          <table:table-cell table:formula="of:=2^[.$A16]*(16*2+1)*8/[.F$11]/10^9" office:value-type="float" office:value="0.034603008" calcext:value-type="float">
            <text:p>0.034603008</text:p>
          </table:table-cell>
          <table:table-cell table:formula="of:=2^[.$A16]*(16*2+1)*8/[.G$11]/10^9" office:value-type="float" office:value="0.017301504" calcext:value-type="float">
            <text:p>0.017301504</text:p>
          </table:table-cell>
          <table:table-cell table:formula="of:=2^[.$A16]*(16*2+1)*8/[.H$11]/10^9" office:value-type="float" office:value="0.008650752" calcext:value-type="float">
            <text:p>0.008650752</text:p>
          </table:table-cell>
          <table:table-cell table:formula="of:=2^[.$A16]*(16*2+1)*8/[.I$11]/10^9" office:value-type="float" office:value="0.004325376" calcext:value-type="float">
            <text:p>0.004325376</text:p>
          </table:table-cell>
          <table:table-cell table:formula="of:=2^[.$A16]*(16*2+1)*8/[.J$11]/10^9" office:value-type="float" office:value="0.002162688" calcext:value-type="float">
            <text:p>0.002162688</text:p>
          </table:table-cell>
          <table:table-cell table:formula="of:=2^[.$A16]*(16*2+1)*8/[.K$11]/10^9" office:value-type="float" office:value="0.001081344" calcext:value-type="float">
            <text:p>0.001081344</text:p>
          </table:table-cell>
          <table:table-cell table:formula="of:=2^[.$A16]*(16*2+1)*8/[.L$11]/10^9" office:value-type="float" office:value="0.000540672" calcext:value-type="float">
            <text:p>0.000540672</text:p>
          </table:table-cell>
          <table:table-cell table:formula="of:=2^[.$A16]*(16*2+1)*8/[.M$11]/10^9" office:value-type="float" office:value="0.000270336" calcext:value-type="float">
            <text:p>0.000270336</text:p>
          </table:table-cell>
          <table:table-cell table:formula="of:=2^[.$A16]*(16*2+1)*8/[.N$11]/10^9" office:value-type="float" office:value="0.000135168" calcext:value-type="float">
            <text:p>0.000135168</text:p>
          </table:table-cell>
          <table:table-cell table:formula="of:=2^[.$A16]*(16*2+1)*8/[.O$11]/10^9" office:value-type="float" office:value="0.000067584" calcext:value-type="float">
            <text:p>0.000067584</text:p>
          </table:table-cell>
          <table:table-cell table:formula="of:=2^[.$A16]*(16*2+1)*8/[.P$11]/10^9" office:value-type="float" office:value="0.000033792" calcext:value-type="float">
            <text:p>0.000033792</text:p>
          </table:table-cell>
          <table:table-cell table:formula="of:=2^[.$A16]*(16*2+1)*8/[.Q$11]/10^9" office:value-type="float" office:value="0.000016896" calcext:value-type="float">
            <text:p>0.000016896</text:p>
          </table:table-cell>
          <table:table-cell table:formula="of:=2^[.$A16]*(16*2+1)*8/[.R$11]/10^9" office:value-type="float" office:value="0.000008448" calcext:value-type="float">
            <text:p>0.000008448</text:p>
          </table:table-cell>
          <table:table-cell table:formula="of:=2^[.$A16]*(16*2+1)*8/[.S$11]/10^9" office:value-type="float" office:value="0.000004224" calcext:value-type="float">
            <text:p>0.0000042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^[.$A17]*(16*2+1)*8/[.A$11]/10^9" office:value-type="float" office:value="4.429185024" calcext:value-type="float">
            <text:p>4.429185024</text:p>
          </table:table-cell>
          <table:table-cell table:formula="of:=2^[.$A17]*(16*2+1)*8/[.C$11]/10^9" office:value-type="float" office:value="2.214592512" calcext:value-type="float">
            <text:p>2.214592512</text:p>
          </table:table-cell>
          <table:table-cell table:formula="of:=2^[.$A17]*(16*2+1)*8/[.D$11]/10^9" office:value-type="float" office:value="1.107296256" calcext:value-type="float">
            <text:p>1.107296256</text:p>
          </table:table-cell>
          <table:table-cell table:formula="of:=2^[.$A17]*(16*2+1)*8/[.E$11]/10^9" office:value-type="float" office:value="0.553648128" calcext:value-type="float">
            <text:p>0.553648128</text:p>
          </table:table-cell>
          <table:table-cell table:formula="of:=2^[.$A17]*(16*2+1)*8/[.F$11]/10^9" office:value-type="float" office:value="0.276824064" calcext:value-type="float">
            <text:p>0.276824064</text:p>
          </table:table-cell>
          <table:table-cell table:formula="of:=2^[.$A17]*(16*2+1)*8/[.G$11]/10^9" office:value-type="float" office:value="0.138412032" calcext:value-type="float">
            <text:p>0.138412032</text:p>
          </table:table-cell>
          <table:table-cell table:formula="of:=2^[.$A17]*(16*2+1)*8/[.H$11]/10^9" office:value-type="float" office:value="0.069206016" calcext:value-type="float">
            <text:p>0.069206016</text:p>
          </table:table-cell>
          <table:table-cell table:formula="of:=2^[.$A17]*(16*2+1)*8/[.I$11]/10^9" office:value-type="float" office:value="0.034603008" calcext:value-type="float">
            <text:p>0.034603008</text:p>
          </table:table-cell>
          <table:table-cell table:formula="of:=2^[.$A17]*(16*2+1)*8/[.J$11]/10^9" office:value-type="float" office:value="0.017301504" calcext:value-type="float">
            <text:p>0.017301504</text:p>
          </table:table-cell>
          <table:table-cell table:formula="of:=2^[.$A17]*(16*2+1)*8/[.K$11]/10^9" office:value-type="float" office:value="0.008650752" calcext:value-type="float">
            <text:p>0.008650752</text:p>
          </table:table-cell>
          <table:table-cell table:formula="of:=2^[.$A17]*(16*2+1)*8/[.L$11]/10^9" office:value-type="float" office:value="0.004325376" calcext:value-type="float">
            <text:p>0.004325376</text:p>
          </table:table-cell>
          <table:table-cell table:formula="of:=2^[.$A17]*(16*2+1)*8/[.M$11]/10^9" office:value-type="float" office:value="0.002162688" calcext:value-type="float">
            <text:p>0.002162688</text:p>
          </table:table-cell>
          <table:table-cell table:formula="of:=2^[.$A17]*(16*2+1)*8/[.N$11]/10^9" office:value-type="float" office:value="0.001081344" calcext:value-type="float">
            <text:p>0.001081344</text:p>
          </table:table-cell>
          <table:table-cell table:formula="of:=2^[.$A17]*(16*2+1)*8/[.O$11]/10^9" office:value-type="float" office:value="0.000540672" calcext:value-type="float">
            <text:p>0.000540672</text:p>
          </table:table-cell>
          <table:table-cell table:formula="of:=2^[.$A17]*(16*2+1)*8/[.P$11]/10^9" office:value-type="float" office:value="0.000270336" calcext:value-type="float">
            <text:p>0.000270336</text:p>
          </table:table-cell>
          <table:table-cell table:formula="of:=2^[.$A17]*(16*2+1)*8/[.Q$11]/10^9" office:value-type="float" office:value="0.000135168" calcext:value-type="float">
            <text:p>0.000135168</text:p>
          </table:table-cell>
          <table:table-cell table:formula="of:=2^[.$A17]*(16*2+1)*8/[.R$11]/10^9" office:value-type="float" office:value="0.000067584" calcext:value-type="float">
            <text:p>0.000067584</text:p>
          </table:table-cell>
          <table:table-cell table:formula="of:=2^[.$A17]*(16*2+1)*8/[.S$11]/10^9" office:value-type="float" office:value="0.000033792" calcext:value-type="float">
            <text:p>0.0000337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^[.$A18]*(16*2+1)*8/[.A$11]/10^9" office:value-type="float" office:value="8.858370048" calcext:value-type="float">
            <text:p>8.858370048</text:p>
          </table:table-cell>
          <table:table-cell table:formula="of:=2^[.$A18]*(16*2+1)*8/[.C$11]/10^9" office:value-type="float" office:value="4.429185024" calcext:value-type="float">
            <text:p>4.429185024</text:p>
          </table:table-cell>
          <table:table-cell table:formula="of:=2^[.$A18]*(16*2+1)*8/[.D$11]/10^9" office:value-type="float" office:value="2.214592512" calcext:value-type="float">
            <text:p>2.214592512</text:p>
          </table:table-cell>
          <table:table-cell table:formula="of:=2^[.$A18]*(16*2+1)*8/[.E$11]/10^9" office:value-type="float" office:value="1.107296256" calcext:value-type="float">
            <text:p>1.107296256</text:p>
          </table:table-cell>
          <table:table-cell table:formula="of:=2^[.$A18]*(16*2+1)*8/[.F$11]/10^9" office:value-type="float" office:value="0.553648128" calcext:value-type="float">
            <text:p>0.553648128</text:p>
          </table:table-cell>
          <table:table-cell table:formula="of:=2^[.$A18]*(16*2+1)*8/[.G$11]/10^9" office:value-type="float" office:value="0.276824064" calcext:value-type="float">
            <text:p>0.276824064</text:p>
          </table:table-cell>
          <table:table-cell table:formula="of:=2^[.$A18]*(16*2+1)*8/[.H$11]/10^9" office:value-type="float" office:value="0.138412032" calcext:value-type="float">
            <text:p>0.138412032</text:p>
          </table:table-cell>
          <table:table-cell table:formula="of:=2^[.$A18]*(16*2+1)*8/[.I$11]/10^9" office:value-type="float" office:value="0.069206016" calcext:value-type="float">
            <text:p>0.069206016</text:p>
          </table:table-cell>
          <table:table-cell table:formula="of:=2^[.$A18]*(16*2+1)*8/[.J$11]/10^9" office:value-type="float" office:value="0.034603008" calcext:value-type="float">
            <text:p>0.034603008</text:p>
          </table:table-cell>
          <table:table-cell table:formula="of:=2^[.$A18]*(16*2+1)*8/[.K$11]/10^9" office:value-type="float" office:value="0.017301504" calcext:value-type="float">
            <text:p>0.017301504</text:p>
          </table:table-cell>
          <table:table-cell table:formula="of:=2^[.$A18]*(16*2+1)*8/[.L$11]/10^9" office:value-type="float" office:value="0.008650752" calcext:value-type="float">
            <text:p>0.008650752</text:p>
          </table:table-cell>
          <table:table-cell table:formula="of:=2^[.$A18]*(16*2+1)*8/[.M$11]/10^9" office:value-type="float" office:value="0.004325376" calcext:value-type="float">
            <text:p>0.004325376</text:p>
          </table:table-cell>
          <table:table-cell table:formula="of:=2^[.$A18]*(16*2+1)*8/[.N$11]/10^9" office:value-type="float" office:value="0.002162688" calcext:value-type="float">
            <text:p>0.002162688</text:p>
          </table:table-cell>
          <table:table-cell table:formula="of:=2^[.$A18]*(16*2+1)*8/[.O$11]/10^9" office:value-type="float" office:value="0.001081344" calcext:value-type="float">
            <text:p>0.001081344</text:p>
          </table:table-cell>
          <table:table-cell table:formula="of:=2^[.$A18]*(16*2+1)*8/[.P$11]/10^9" office:value-type="float" office:value="0.000540672" calcext:value-type="float">
            <text:p>0.000540672</text:p>
          </table:table-cell>
          <table:table-cell table:formula="of:=2^[.$A18]*(16*2+1)*8/[.Q$11]/10^9" office:value-type="float" office:value="0.000270336" calcext:value-type="float">
            <text:p>0.000270336</text:p>
          </table:table-cell>
          <table:table-cell table:formula="of:=2^[.$A18]*(16*2+1)*8/[.R$11]/10^9" office:value-type="float" office:value="0.000135168" calcext:value-type="float">
            <text:p>0.000135168</text:p>
          </table:table-cell>
          <table:table-cell table:formula="of:=2^[.$A18]*(16*2+1)*8/[.S$11]/10^9" office:value-type="float" office:value="0.000067584" calcext:value-type="float">
            <text:p>0.0000675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^[.$A19]*(16*2+1)*8/[.A$11]/10^9" office:value-type="float" office:value="17.716740096" calcext:value-type="float">
            <text:p>17.716740096</text:p>
          </table:table-cell>
          <table:table-cell table:formula="of:=2^[.$A19]*(16*2+1)*8/[.C$11]/10^9" office:value-type="float" office:value="8.858370048" calcext:value-type="float">
            <text:p>8.858370048</text:p>
          </table:table-cell>
          <table:table-cell table:formula="of:=2^[.$A19]*(16*2+1)*8/[.D$11]/10^9" office:value-type="float" office:value="4.429185024" calcext:value-type="float">
            <text:p>4.429185024</text:p>
          </table:table-cell>
          <table:table-cell table:formula="of:=2^[.$A19]*(16*2+1)*8/[.E$11]/10^9" office:value-type="float" office:value="2.214592512" calcext:value-type="float">
            <text:p>2.214592512</text:p>
          </table:table-cell>
          <table:table-cell table:formula="of:=2^[.$A19]*(16*2+1)*8/[.F$11]/10^9" office:value-type="float" office:value="1.107296256" calcext:value-type="float">
            <text:p>1.107296256</text:p>
          </table:table-cell>
          <table:table-cell table:formula="of:=2^[.$A19]*(16*2+1)*8/[.G$11]/10^9" office:value-type="float" office:value="0.553648128" calcext:value-type="float">
            <text:p>0.553648128</text:p>
          </table:table-cell>
          <table:table-cell table:formula="of:=2^[.$A19]*(16*2+1)*8/[.H$11]/10^9" office:value-type="float" office:value="0.276824064" calcext:value-type="float">
            <text:p>0.276824064</text:p>
          </table:table-cell>
          <table:table-cell table:formula="of:=2^[.$A19]*(16*2+1)*8/[.I$11]/10^9" office:value-type="float" office:value="0.138412032" calcext:value-type="float">
            <text:p>0.138412032</text:p>
          </table:table-cell>
          <table:table-cell table:formula="of:=2^[.$A19]*(16*2+1)*8/[.J$11]/10^9" office:value-type="float" office:value="0.069206016" calcext:value-type="float">
            <text:p>0.069206016</text:p>
          </table:table-cell>
          <table:table-cell table:formula="of:=2^[.$A19]*(16*2+1)*8/[.K$11]/10^9" office:value-type="float" office:value="0.034603008" calcext:value-type="float">
            <text:p>0.034603008</text:p>
          </table:table-cell>
          <table:table-cell table:formula="of:=2^[.$A19]*(16*2+1)*8/[.L$11]/10^9" office:value-type="float" office:value="0.017301504" calcext:value-type="float">
            <text:p>0.017301504</text:p>
          </table:table-cell>
          <table:table-cell table:formula="of:=2^[.$A19]*(16*2+1)*8/[.M$11]/10^9" office:value-type="float" office:value="0.008650752" calcext:value-type="float">
            <text:p>0.008650752</text:p>
          </table:table-cell>
          <table:table-cell table:formula="of:=2^[.$A19]*(16*2+1)*8/[.N$11]/10^9" office:value-type="float" office:value="0.004325376" calcext:value-type="float">
            <text:p>0.004325376</text:p>
          </table:table-cell>
          <table:table-cell table:formula="of:=2^[.$A19]*(16*2+1)*8/[.O$11]/10^9" office:value-type="float" office:value="0.002162688" calcext:value-type="float">
            <text:p>0.002162688</text:p>
          </table:table-cell>
          <table:table-cell table:formula="of:=2^[.$A19]*(16*2+1)*8/[.P$11]/10^9" office:value-type="float" office:value="0.001081344" calcext:value-type="float">
            <text:p>0.001081344</text:p>
          </table:table-cell>
          <table:table-cell table:formula="of:=2^[.$A19]*(16*2+1)*8/[.Q$11]/10^9" office:value-type="float" office:value="0.000540672" calcext:value-type="float">
            <text:p>0.000540672</text:p>
          </table:table-cell>
          <table:table-cell table:formula="of:=2^[.$A19]*(16*2+1)*8/[.R$11]/10^9" office:value-type="float" office:value="0.000270336" calcext:value-type="float">
            <text:p>0.000270336</text:p>
          </table:table-cell>
          <table:table-cell table:formula="of:=2^[.$A19]*(16*2+1)*8/[.S$11]/10^9" office:value-type="float" office:value="0.000135168" calcext:value-type="float">
            <text:p>0.0001351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^[.$A20]*(16*2+1)*8/[.A$11]/10^9" office:value-type="float" office:value="35.433480192" calcext:value-type="float">
            <text:p>35.433480192</text:p>
          </table:table-cell>
          <table:table-cell table:formula="of:=2^[.$A20]*(16*2+1)*8/[.C$11]/10^9" office:value-type="float" office:value="17.716740096" calcext:value-type="float">
            <text:p>17.716740096</text:p>
          </table:table-cell>
          <table:table-cell table:formula="of:=2^[.$A20]*(16*2+1)*8/[.D$11]/10^9" office:value-type="float" office:value="8.858370048" calcext:value-type="float">
            <text:p>8.858370048</text:p>
          </table:table-cell>
          <table:table-cell table:formula="of:=2^[.$A20]*(16*2+1)*8/[.E$11]/10^9" office:value-type="float" office:value="4.429185024" calcext:value-type="float">
            <text:p>4.429185024</text:p>
          </table:table-cell>
          <table:table-cell table:formula="of:=2^[.$A20]*(16*2+1)*8/[.F$11]/10^9" office:value-type="float" office:value="2.214592512" calcext:value-type="float">
            <text:p>2.214592512</text:p>
          </table:table-cell>
          <table:table-cell table:formula="of:=2^[.$A20]*(16*2+1)*8/[.G$11]/10^9" office:value-type="float" office:value="1.107296256" calcext:value-type="float">
            <text:p>1.107296256</text:p>
          </table:table-cell>
          <table:table-cell table:formula="of:=2^[.$A20]*(16*2+1)*8/[.H$11]/10^9" office:value-type="float" office:value="0.553648128" calcext:value-type="float">
            <text:p>0.553648128</text:p>
          </table:table-cell>
          <table:table-cell table:formula="of:=2^[.$A20]*(16*2+1)*8/[.I$11]/10^9" office:value-type="float" office:value="0.276824064" calcext:value-type="float">
            <text:p>0.276824064</text:p>
          </table:table-cell>
          <table:table-cell table:formula="of:=2^[.$A20]*(16*2+1)*8/[.J$11]/10^9" office:value-type="float" office:value="0.138412032" calcext:value-type="float">
            <text:p>0.138412032</text:p>
          </table:table-cell>
          <table:table-cell table:formula="of:=2^[.$A20]*(16*2+1)*8/[.K$11]/10^9" office:value-type="float" office:value="0.069206016" calcext:value-type="float">
            <text:p>0.069206016</text:p>
          </table:table-cell>
          <table:table-cell table:formula="of:=2^[.$A20]*(16*2+1)*8/[.L$11]/10^9" office:value-type="float" office:value="0.034603008" calcext:value-type="float">
            <text:p>0.034603008</text:p>
          </table:table-cell>
          <table:table-cell table:formula="of:=2^[.$A20]*(16*2+1)*8/[.M$11]/10^9" office:value-type="float" office:value="0.017301504" calcext:value-type="float">
            <text:p>0.017301504</text:p>
          </table:table-cell>
          <table:table-cell table:formula="of:=2^[.$A20]*(16*2+1)*8/[.N$11]/10^9" office:value-type="float" office:value="0.008650752" calcext:value-type="float">
            <text:p>0.008650752</text:p>
          </table:table-cell>
          <table:table-cell table:formula="of:=2^[.$A20]*(16*2+1)*8/[.O$11]/10^9" office:value-type="float" office:value="0.004325376" calcext:value-type="float">
            <text:p>0.004325376</text:p>
          </table:table-cell>
          <table:table-cell table:formula="of:=2^[.$A20]*(16*2+1)*8/[.P$11]/10^9" office:value-type="float" office:value="0.002162688" calcext:value-type="float">
            <text:p>0.002162688</text:p>
          </table:table-cell>
          <table:table-cell table:formula="of:=2^[.$A20]*(16*2+1)*8/[.Q$11]/10^9" office:value-type="float" office:value="0.001081344" calcext:value-type="float">
            <text:p>0.001081344</text:p>
          </table:table-cell>
          <table:table-cell table:formula="of:=2^[.$A20]*(16*2+1)*8/[.R$11]/10^9" office:value-type="float" office:value="0.000540672" calcext:value-type="float">
            <text:p>0.000540672</text:p>
          </table:table-cell>
          <table:table-cell table:formula="of:=2^[.$A20]*(16*2+1)*8/[.S$11]/10^9" office:value-type="float" office:value="0.000270336" calcext:value-type="float">
            <text:p>0.0002703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^[.$A21]*(16*2+1)*8/[.A$11]/10^9" office:value-type="float" office:value="283.467841536" calcext:value-type="float">
            <text:p>283.467841536</text:p>
          </table:table-cell>
          <table:table-cell table:formula="of:=2^[.$A21]*(16*2+1)*8/[.C$11]/10^9" office:value-type="float" office:value="141.733920768" calcext:value-type="float">
            <text:p>141.733920768</text:p>
          </table:table-cell>
          <table:table-cell table:formula="of:=2^[.$A21]*(16*2+1)*8/[.D$11]/10^9" office:value-type="float" office:value="70.866960384" calcext:value-type="float">
            <text:p>70.866960384</text:p>
          </table:table-cell>
          <table:table-cell table:formula="of:=2^[.$A21]*(16*2+1)*8/[.E$11]/10^9" office:value-type="float" office:value="35.433480192" calcext:value-type="float">
            <text:p>35.433480192</text:p>
          </table:table-cell>
          <table:table-cell table:formula="of:=2^[.$A21]*(16*2+1)*8/[.F$11]/10^9" office:value-type="float" office:value="17.716740096" calcext:value-type="float">
            <text:p>17.716740096</text:p>
          </table:table-cell>
          <table:table-cell table:formula="of:=2^[.$A21]*(16*2+1)*8/[.G$11]/10^9" office:value-type="float" office:value="8.858370048" calcext:value-type="float">
            <text:p>8.858370048</text:p>
          </table:table-cell>
          <table:table-cell table:formula="of:=2^[.$A21]*(16*2+1)*8/[.H$11]/10^9" office:value-type="float" office:value="4.429185024" calcext:value-type="float">
            <text:p>4.429185024</text:p>
          </table:table-cell>
          <table:table-cell table:formula="of:=2^[.$A21]*(16*2+1)*8/[.I$11]/10^9" office:value-type="float" office:value="2.214592512" calcext:value-type="float">
            <text:p>2.214592512</text:p>
          </table:table-cell>
          <table:table-cell table:formula="of:=2^[.$A21]*(16*2+1)*8/[.J$11]/10^9" office:value-type="float" office:value="1.107296256" calcext:value-type="float">
            <text:p>1.107296256</text:p>
          </table:table-cell>
          <table:table-cell table:formula="of:=2^[.$A21]*(16*2+1)*8/[.K$11]/10^9" office:value-type="float" office:value="0.553648128" calcext:value-type="float">
            <text:p>0.553648128</text:p>
          </table:table-cell>
          <table:table-cell table:formula="of:=2^[.$A21]*(16*2+1)*8/[.L$11]/10^9" office:value-type="float" office:value="0.276824064" calcext:value-type="float">
            <text:p>0.276824064</text:p>
          </table:table-cell>
          <table:table-cell table:formula="of:=2^[.$A21]*(16*2+1)*8/[.M$11]/10^9" office:value-type="float" office:value="0.138412032" calcext:value-type="float">
            <text:p>0.138412032</text:p>
          </table:table-cell>
          <table:table-cell table:formula="of:=2^[.$A21]*(16*2+1)*8/[.N$11]/10^9" office:value-type="float" office:value="0.069206016" calcext:value-type="float">
            <text:p>0.069206016</text:p>
          </table:table-cell>
          <table:table-cell table:formula="of:=2^[.$A21]*(16*2+1)*8/[.O$11]/10^9" office:value-type="float" office:value="0.034603008" calcext:value-type="float">
            <text:p>0.034603008</text:p>
          </table:table-cell>
          <table:table-cell table:formula="of:=2^[.$A21]*(16*2+1)*8/[.P$11]/10^9" office:value-type="float" office:value="0.017301504" calcext:value-type="float">
            <text:p>0.017301504</text:p>
          </table:table-cell>
          <table:table-cell table:formula="of:=2^[.$A21]*(16*2+1)*8/[.Q$11]/10^9" office:value-type="float" office:value="0.008650752" calcext:value-type="float">
            <text:p>0.008650752</text:p>
          </table:table-cell>
          <table:table-cell table:formula="of:=2^[.$A21]*(16*2+1)*8/[.R$11]/10^9" office:value-type="float" office:value="0.004325376" calcext:value-type="float">
            <text:p>0.004325376</text:p>
          </table:table-cell>
          <table:table-cell table:formula="of:=2^[.$A21]*(16*2+1)*8/[.S$11]/10^9" office:value-type="float" office:value="0.002162688" calcext:value-type="float">
            <text:p>0.0021626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^[.$A22]*(16*2+1)*8/[.A$11]/10^9" office:value-type="float" office:value="1133.871366144" calcext:value-type="float">
            <text:p>1133.871366144</text:p>
          </table:table-cell>
          <table:table-cell table:formula="of:=2^[.$A22]*(16*2+1)*8/[.C$11]/10^9" office:value-type="float" office:value="566.935683072" calcext:value-type="float">
            <text:p>566.935683072</text:p>
          </table:table-cell>
          <table:table-cell table:formula="of:=2^[.$A22]*(16*2+1)*8/[.D$11]/10^9" office:value-type="float" office:value="283.467841536" calcext:value-type="float">
            <text:p>283.467841536</text:p>
          </table:table-cell>
          <table:table-cell table:formula="of:=2^[.$A22]*(16*2+1)*8/[.E$11]/10^9" office:value-type="float" office:value="141.733920768" calcext:value-type="float">
            <text:p>141.733920768</text:p>
          </table:table-cell>
          <table:table-cell table:formula="of:=2^[.$A22]*(16*2+1)*8/[.F$11]/10^9" office:value-type="float" office:value="70.866960384" calcext:value-type="float">
            <text:p>70.866960384</text:p>
          </table:table-cell>
          <table:table-cell table:formula="of:=2^[.$A22]*(16*2+1)*8/[.G$11]/10^9" office:value-type="float" office:value="35.433480192" calcext:value-type="float">
            <text:p>35.433480192</text:p>
          </table:table-cell>
          <table:table-cell table:formula="of:=2^[.$A22]*(16*2+1)*8/[.H$11]/10^9" office:value-type="float" office:value="17.716740096" calcext:value-type="float">
            <text:p>17.716740096</text:p>
          </table:table-cell>
          <table:table-cell table:formula="of:=2^[.$A22]*(16*2+1)*8/[.I$11]/10^9" office:value-type="float" office:value="8.858370048" calcext:value-type="float">
            <text:p>8.858370048</text:p>
          </table:table-cell>
          <table:table-cell table:formula="of:=2^[.$A22]*(16*2+1)*8/[.J$11]/10^9" office:value-type="float" office:value="4.429185024" calcext:value-type="float">
            <text:p>4.429185024</text:p>
          </table:table-cell>
          <table:table-cell table:formula="of:=2^[.$A22]*(16*2+1)*8/[.K$11]/10^9" office:value-type="float" office:value="2.214592512" calcext:value-type="float">
            <text:p>2.214592512</text:p>
          </table:table-cell>
          <table:table-cell table:formula="of:=2^[.$A22]*(16*2+1)*8/[.L$11]/10^9" office:value-type="float" office:value="1.107296256" calcext:value-type="float">
            <text:p>1.107296256</text:p>
          </table:table-cell>
          <table:table-cell table:formula="of:=2^[.$A22]*(16*2+1)*8/[.M$11]/10^9" office:value-type="float" office:value="0.553648128" calcext:value-type="float">
            <text:p>0.553648128</text:p>
          </table:table-cell>
          <table:table-cell table:formula="of:=2^[.$A22]*(16*2+1)*8/[.N$11]/10^9" office:value-type="float" office:value="0.276824064" calcext:value-type="float">
            <text:p>0.276824064</text:p>
          </table:table-cell>
          <table:table-cell table:formula="of:=2^[.$A22]*(16*2+1)*8/[.O$11]/10^9" office:value-type="float" office:value="0.138412032" calcext:value-type="float">
            <text:p>0.138412032</text:p>
          </table:table-cell>
          <table:table-cell table:formula="of:=2^[.$A22]*(16*2+1)*8/[.P$11]/10^9" office:value-type="float" office:value="0.069206016" calcext:value-type="float">
            <text:p>0.069206016</text:p>
          </table:table-cell>
          <table:table-cell table:formula="of:=2^[.$A22]*(16*2+1)*8/[.Q$11]/10^9" office:value-type="float" office:value="0.034603008" calcext:value-type="float">
            <text:p>0.034603008</text:p>
          </table:table-cell>
          <table:table-cell table:formula="of:=2^[.$A22]*(16*2+1)*8/[.R$11]/10^9" office:value-type="float" office:value="0.017301504" calcext:value-type="float">
            <text:p>0.017301504</text:p>
          </table:table-cell>
          <table:table-cell table:formula="of:=2^[.$A22]*(16*2+1)*8/[.S$11]/10^9" office:value-type="float" office:value="0.008650752" calcext:value-type="float">
            <text:p>0.0086507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^[.$A23]*(16*2+1)*8/[.A$11]/10^9" office:value-type="float" office:value="18141.941858304" calcext:value-type="float">
            <text:p>18141.941858304</text:p>
          </table:table-cell>
          <table:table-cell table:formula="of:=2^[.$A23]*(16*2+1)*8/[.C$11]/10^9" office:value-type="float" office:value="9070.970929152" calcext:value-type="float">
            <text:p>9070.970929152</text:p>
          </table:table-cell>
          <table:table-cell table:formula="of:=2^[.$A23]*(16*2+1)*8/[.D$11]/10^9" office:value-type="float" office:value="4535.485464576" calcext:value-type="float">
            <text:p>4535.485464576</text:p>
          </table:table-cell>
          <table:table-cell table:formula="of:=2^[.$A23]*(16*2+1)*8/[.E$11]/10^9" office:value-type="float" office:value="2267.742732288" calcext:value-type="float">
            <text:p>2267.742732288</text:p>
          </table:table-cell>
          <table:table-cell table:formula="of:=2^[.$A23]*(16*2+1)*8/[.F$11]/10^9" office:value-type="float" office:value="1133.871366144" calcext:value-type="float">
            <text:p>1133.871366144</text:p>
          </table:table-cell>
          <table:table-cell table:formula="of:=2^[.$A23]*(16*2+1)*8/[.G$11]/10^9" office:value-type="float" office:value="566.935683072" calcext:value-type="float">
            <text:p>566.935683072</text:p>
          </table:table-cell>
          <table:table-cell table:formula="of:=2^[.$A23]*(16*2+1)*8/[.H$11]/10^9" office:value-type="float" office:value="283.467841536" calcext:value-type="float">
            <text:p>283.467841536</text:p>
          </table:table-cell>
          <table:table-cell table:formula="of:=2^[.$A23]*(16*2+1)*8/[.I$11]/10^9" office:value-type="float" office:value="141.733920768" calcext:value-type="float">
            <text:p>141.733920768</text:p>
          </table:table-cell>
          <table:table-cell table:formula="of:=2^[.$A23]*(16*2+1)*8/[.J$11]/10^9" office:value-type="float" office:value="70.866960384" calcext:value-type="float">
            <text:p>70.866960384</text:p>
          </table:table-cell>
          <table:table-cell table:formula="of:=2^[.$A23]*(16*2+1)*8/[.K$11]/10^9" office:value-type="float" office:value="35.433480192" calcext:value-type="float">
            <text:p>35.433480192</text:p>
          </table:table-cell>
          <table:table-cell table:formula="of:=2^[.$A23]*(16*2+1)*8/[.L$11]/10^9" office:value-type="float" office:value="17.716740096" calcext:value-type="float">
            <text:p>17.716740096</text:p>
          </table:table-cell>
          <table:table-cell table:formula="of:=2^[.$A23]*(16*2+1)*8/[.M$11]/10^9" office:value-type="float" office:value="8.858370048" calcext:value-type="float">
            <text:p>8.858370048</text:p>
          </table:table-cell>
          <table:table-cell table:formula="of:=2^[.$A23]*(16*2+1)*8/[.N$11]/10^9" office:value-type="float" office:value="4.429185024" calcext:value-type="float">
            <text:p>4.429185024</text:p>
          </table:table-cell>
          <table:table-cell table:formula="of:=2^[.$A23]*(16*2+1)*8/[.O$11]/10^9" office:value-type="float" office:value="2.214592512" calcext:value-type="float">
            <text:p>2.214592512</text:p>
          </table:table-cell>
          <table:table-cell table:formula="of:=2^[.$A23]*(16*2+1)*8/[.P$11]/10^9" office:value-type="float" office:value="1.107296256" calcext:value-type="float">
            <text:p>1.107296256</text:p>
          </table:table-cell>
          <table:table-cell table:formula="of:=2^[.$A23]*(16*2+1)*8/[.Q$11]/10^9" office:value-type="float" office:value="0.553648128" calcext:value-type="float">
            <text:p>0.553648128</text:p>
          </table:table-cell>
          <table:table-cell table:formula="of:=2^[.$A23]*(16*2+1)*8/[.R$11]/10^9" office:value-type="float" office:value="0.276824064" calcext:value-type="float">
            <text:p>0.276824064</text:p>
          </table:table-cell>
          <table:table-cell table:formula="of:=2^[.$A23]*(16*2+1)*8/[.S$11]/10^9" office:value-type="float" office:value="0.138412032" calcext:value-type="float">
            <text:p>0.1384120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2^[.$A24]*(16*2+1)*8/[.A$11]/10^9" office:value-type="float" office:value="145135.534866432" calcext:value-type="float">
            <text:p>145135.534866432</text:p>
          </table:table-cell>
          <table:table-cell table:formula="of:=2^[.$A24]*(16*2+1)*8/[.C$11]/10^9" office:value-type="float" office:value="72567.767433216" calcext:value-type="float">
            <text:p>72567.767433216</text:p>
          </table:table-cell>
          <table:table-cell table:formula="of:=2^[.$A24]*(16*2+1)*8/[.D$11]/10^9" office:value-type="float" office:value="36283.883716608" calcext:value-type="float">
            <text:p>36283.883716608</text:p>
          </table:table-cell>
          <table:table-cell table:formula="of:=2^[.$A24]*(16*2+1)*8/[.E$11]/10^9" office:value-type="float" office:value="18141.941858304" calcext:value-type="float">
            <text:p>18141.941858304</text:p>
          </table:table-cell>
          <table:table-cell table:formula="of:=2^[.$A24]*(16*2+1)*8/[.F$11]/10^9" office:value-type="float" office:value="9070.970929152" calcext:value-type="float">
            <text:p>9070.970929152</text:p>
          </table:table-cell>
          <table:table-cell table:formula="of:=2^[.$A24]*(16*2+1)*8/[.G$11]/10^9" office:value-type="float" office:value="4535.485464576" calcext:value-type="float">
            <text:p>4535.485464576</text:p>
          </table:table-cell>
          <table:table-cell table:formula="of:=2^[.$A24]*(16*2+1)*8/[.H$11]/10^9" office:value-type="float" office:value="2267.742732288" calcext:value-type="float">
            <text:p>2267.742732288</text:p>
          </table:table-cell>
          <table:table-cell table:formula="of:=2^[.$A24]*(16*2+1)*8/[.I$11]/10^9" office:value-type="float" office:value="1133.871366144" calcext:value-type="float">
            <text:p>1133.871366144</text:p>
          </table:table-cell>
          <table:table-cell table:formula="of:=2^[.$A24]*(16*2+1)*8/[.J$11]/10^9" office:value-type="float" office:value="566.935683072" calcext:value-type="float">
            <text:p>566.935683072</text:p>
          </table:table-cell>
          <table:table-cell table:formula="of:=2^[.$A24]*(16*2+1)*8/[.K$11]/10^9" office:value-type="float" office:value="283.467841536" calcext:value-type="float">
            <text:p>283.467841536</text:p>
          </table:table-cell>
          <table:table-cell table:formula="of:=2^[.$A24]*(16*2+1)*8/[.L$11]/10^9" office:value-type="float" office:value="141.733920768" calcext:value-type="float">
            <text:p>141.733920768</text:p>
          </table:table-cell>
          <table:table-cell table:formula="of:=2^[.$A24]*(16*2+1)*8/[.M$11]/10^9" office:value-type="float" office:value="70.866960384" calcext:value-type="float">
            <text:p>70.866960384</text:p>
          </table:table-cell>
          <table:table-cell table:formula="of:=2^[.$A24]*(16*2+1)*8/[.N$11]/10^9" office:value-type="float" office:value="35.433480192" calcext:value-type="float">
            <text:p>35.433480192</text:p>
          </table:table-cell>
          <table:table-cell table:formula="of:=2^[.$A24]*(16*2+1)*8/[.O$11]/10^9" office:value-type="float" office:value="17.716740096" calcext:value-type="float">
            <text:p>17.716740096</text:p>
          </table:table-cell>
          <table:table-cell table:formula="of:=2^[.$A24]*(16*2+1)*8/[.P$11]/10^9" office:value-type="float" office:value="8.858370048" calcext:value-type="float">
            <text:p>8.858370048</text:p>
          </table:table-cell>
          <table:table-cell table:formula="of:=2^[.$A24]*(16*2+1)*8/[.Q$11]/10^9" office:value-type="float" office:value="4.429185024" calcext:value-type="float">
            <text:p>4.429185024</text:p>
          </table:table-cell>
          <table:table-cell table:formula="of:=2^[.$A24]*(16*2+1)*8/[.R$11]/10^9" office:value-type="float" office:value="2.214592512" calcext:value-type="float">
            <text:p>2.214592512</text:p>
          </table:table-cell>
          <table:table-cell table:formula="of:=2^[.$A24]*(16*2+1)*8/[.S$11]/10^9" office:value-type="float" office:value="1.107296256" calcext:value-type="float">
            <text:p>1.1072962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^[.$A25]*(16*2+1)*8/[.A$11]/10^9" office:value-type="float" office:value="1161084.27893146" calcext:value-type="float">
            <text:p>1161084.27893146</text:p>
          </table:table-cell>
          <table:table-cell table:formula="of:=2^[.$A25]*(16*2+1)*8/[.C$11]/10^9" office:value-type="float" office:value="580542.139465728" calcext:value-type="float">
            <text:p>580542.139465728</text:p>
          </table:table-cell>
          <table:table-cell table:formula="of:=2^[.$A25]*(16*2+1)*8/[.D$11]/10^9" office:value-type="float" office:value="290271.069732864" calcext:value-type="float">
            <text:p>290271.069732864</text:p>
          </table:table-cell>
          <table:table-cell table:formula="of:=2^[.$A25]*(16*2+1)*8/[.E$11]/10^9" office:value-type="float" office:value="145135.534866432" calcext:value-type="float">
            <text:p>145135.534866432</text:p>
          </table:table-cell>
          <table:table-cell table:formula="of:=2^[.$A25]*(16*2+1)*8/[.F$11]/10^9" office:value-type="float" office:value="72567.767433216" calcext:value-type="float">
            <text:p>72567.767433216</text:p>
          </table:table-cell>
          <table:table-cell table:formula="of:=2^[.$A25]*(16*2+1)*8/[.G$11]/10^9" office:value-type="float" office:value="36283.883716608" calcext:value-type="float">
            <text:p>36283.883716608</text:p>
          </table:table-cell>
          <table:table-cell table:formula="of:=2^[.$A25]*(16*2+1)*8/[.H$11]/10^9" office:value-type="float" office:value="18141.941858304" calcext:value-type="float">
            <text:p>18141.941858304</text:p>
          </table:table-cell>
          <table:table-cell table:formula="of:=2^[.$A25]*(16*2+1)*8/[.I$11]/10^9" office:value-type="float" office:value="9070.970929152" calcext:value-type="float">
            <text:p>9070.970929152</text:p>
          </table:table-cell>
          <table:table-cell table:formula="of:=2^[.$A25]*(16*2+1)*8/[.J$11]/10^9" office:value-type="float" office:value="4535.485464576" calcext:value-type="float">
            <text:p>4535.485464576</text:p>
          </table:table-cell>
          <table:table-cell table:formula="of:=2^[.$A25]*(16*2+1)*8/[.K$11]/10^9" office:value-type="float" office:value="2267.742732288" calcext:value-type="float">
            <text:p>2267.742732288</text:p>
          </table:table-cell>
          <table:table-cell table:formula="of:=2^[.$A25]*(16*2+1)*8/[.L$11]/10^9" office:value-type="float" office:value="1133.871366144" calcext:value-type="float">
            <text:p>1133.871366144</text:p>
          </table:table-cell>
          <table:table-cell table:formula="of:=2^[.$A25]*(16*2+1)*8/[.M$11]/10^9" office:value-type="float" office:value="566.935683072" calcext:value-type="float">
            <text:p>566.935683072</text:p>
          </table:table-cell>
          <table:table-cell table:formula="of:=2^[.$A25]*(16*2+1)*8/[.N$11]/10^9" office:value-type="float" office:value="283.467841536" calcext:value-type="float">
            <text:p>283.467841536</text:p>
          </table:table-cell>
          <table:table-cell table:formula="of:=2^[.$A25]*(16*2+1)*8/[.O$11]/10^9" office:value-type="float" office:value="141.733920768" calcext:value-type="float">
            <text:p>141.733920768</text:p>
          </table:table-cell>
          <table:table-cell table:formula="of:=2^[.$A25]*(16*2+1)*8/[.P$11]/10^9" office:value-type="float" office:value="70.866960384" calcext:value-type="float">
            <text:p>70.866960384</text:p>
          </table:table-cell>
          <table:table-cell table:formula="of:=2^[.$A25]*(16*2+1)*8/[.Q$11]/10^9" office:value-type="float" office:value="35.433480192" calcext:value-type="float">
            <text:p>35.433480192</text:p>
          </table:table-cell>
          <table:table-cell table:formula="of:=2^[.$A25]*(16*2+1)*8/[.R$11]/10^9" office:value-type="float" office:value="17.716740096" calcext:value-type="float">
            <text:p>17.716740096</text:p>
          </table:table-cell>
          <table:table-cell table:formula="of:=2^[.$A25]*(16*2+1)*8/[.S$11]/10^9" office:value-type="float" office:value="8.858370048" calcext:value-type="float">
            <text:p>8.858370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0/00/0000</text:date>, <text:time style:data-style-name="N2" text:time-value="13:36:00.4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4:22:24.079345422</meta:creation-date>
    <meta:generator>LibreOffice/4.3.5.2$Windows_x86 LibreOffice_project/3a87456aaa6a95c63eea1c1b3201acedf0751bd5</meta:generator>
    <dc:date>2015-07-05T13:37:29.542000000</dc:date>
    <meta:editing-duration>PT9H4M7S</meta:editing-duration>
    <meta:editing-cycles>7</meta:editing-cycles>
    <meta:document-statistic meta:table-count="1" meta:cell-count="295" meta:object-count="0"/>
  </office:meta>
</office:document-meta>
</file>